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3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5.207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39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3.336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6.426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5.955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4.255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5.112cm"/>
    </style:style>
    <style:style style:name="co24" style:family="table-column">
      <style:table-column-properties fo:break-before="auto" style:column-width="4.667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3.612cm"/>
    </style:style>
    <style:style style:name="co27" style:family="table-column">
      <style:table-column-properties fo:break-before="auto" style:column-width="4.223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4.016cm"/>
    </style:style>
    <style:style style:name="co30" style:family="table-column">
      <style:table-column-properties fo:break-before="auto" style:column-width="4.595cm"/>
    </style:style>
    <style:style style:name="co31" style:family="table-column">
      <style:table-column-properties fo:break-before="auto" style:column-width="4.935cm"/>
    </style:style>
    <style:style style:name="co32" style:family="table-column">
      <style:table-column-properties fo:break-before="auto" style:column-width="3.233cm"/>
    </style:style>
    <style:style style:name="co33" style:family="table-column">
      <style:table-column-properties fo:break-before="auto" style:column-width="3.914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2.644cm"/>
    </style:style>
    <style:style style:name="co37" style:family="table-column">
      <style:table-column-properties fo:break-before="auto" style:column-width="4.396cm"/>
    </style:style>
    <style:style style:name="co38" style:family="table-column">
      <style:table-column-properties fo:break-before="auto" style:column-width="4.122cm"/>
    </style:style>
    <style:style style:name="co39" style:family="table-column">
      <style:table-column-properties fo:break-before="auto" style:column-width="4.59cm"/>
    </style:style>
    <style:style style:name="co40" style:family="table-column">
      <style:table-column-properties fo:break-before="auto" style:column-width="3.657cm"/>
    </style:style>
    <style:style style:name="co41" style:family="table-column">
      <style:table-column-properties fo:break-before="auto" style:column-width="4.538cm"/>
    </style:style>
    <style:style style:name="co42" style:family="table-column">
      <style:table-column-properties fo:break-before="auto" style:column-width="4.357cm"/>
    </style:style>
    <style:style style:name="co43" style:family="table-column">
      <style:table-column-properties fo:break-before="auto" style:column-width="3.849cm"/>
    </style:style>
    <style:style style:name="co44" style:family="table-column">
      <style:table-column-properties fo:break-before="auto" style:column-width="4.937cm"/>
    </style:style>
    <style:style style:name="co45" style:family="table-column">
      <style:table-column-properties fo:break-before="auto" style:column-width="4.21cm"/>
    </style:style>
    <style:style style:name="co46" style:family="table-column">
      <style:table-column-properties fo:break-before="auto" style:column-width="4.392cm"/>
    </style:style>
    <style:style style:name="co47" style:family="table-column">
      <style:table-column-properties fo:break-before="auto" style:column-width="4.792cm"/>
    </style:style>
    <style:style style:name="co48" style:family="table-column">
      <style:table-column-properties fo:break-before="auto" style:column-width="4.103cm"/>
    </style:style>
    <style:style style:name="co49" style:family="table-column">
      <style:table-column-properties fo:break-before="auto" style:column-width="4.865cm"/>
    </style:style>
    <style:style style:name="co50" style:family="table-column">
      <style:table-column-properties fo:break-before="auto" style:column-width="2.432cm"/>
    </style:style>
    <style:style style:name="co51" style:family="table-column">
      <style:table-column-properties fo:break-before="auto" style:column-width="9.55cm"/>
    </style:style>
    <style:style style:name="co52" style:family="table-column">
      <style:table-column-properties fo:break-before="auto" style:column-width="8.497cm"/>
    </style:style>
    <style:style style:name="co53" style:family="table-column">
      <style:table-column-properties fo:break-before="auto" style:column-width="8.5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 corpus christ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number-columns-repeated="12"/>
          <table:table-cell table:style-name="ce4"/>
          <table:table-cell/>
          <table:table-cell table:style-name="ce6"/>
          <table:table-cell table:number-columns-repeated="19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1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3481678962708" calcext:value-type="float">
            <text:p>0,323481678962708</text:p>
          </table:table-cell>
          <table:table-cell/>
          <table:table-cell table:formula="of:= AVERAGE([.F7:.F22])" office:value-type="float" office:value="0.325130845819201" calcext:value-type="float">
            <text:p>0,325130845819201</text:p>
          </table:table-cell>
          <table:table-cell table:formula="of:= AVERAGE([.D7:.D22])" office:value-type="float" office:value="0.864239564963749" calcext:value-type="float">
            <text:p>0,864239564963749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9483163356781" calcext:value-type="float">
            <text:p>0,879483163356781</text:p>
          </table:table-cell>
          <table:table-cell office:value-type="string" calcext:value-type="string">
            <text:p><text:s/>min val_loss </text:p>
          </table:table-cell>
          <table:table-cell office:value-type="float" office:value="0.297751277685165" calcext:value-type="float">
            <text:p>0,297751277685165</text:p>
          </table:table-cell>
          <table:table-cell/>
          <table:table-cell table:formula="of:= AVERAGE([.R7:.R21])" office:value-type="float" office:value="0.305593454837799" calcext:value-type="float">
            <text:p>0,305593454837799</text:p>
          </table:table-cell>
          <table:table-cell table:formula="of:= AVERAGE([.P7:.P21])" office:value-type="float" office:value="0.87511694431305" calcext:value-type="float">
            <text:p>0,875116944313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70126962661743" calcext:value-type="float">
            <text:p>0,870126962661743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4794883728" calcext:value-type="float">
            <text:p>0,325954794883728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21978569031" calcext:value-type="float">
            <text:p>0,3063219785690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2775683403015" calcext:value-type="float">
            <text:p>0,862775683403015</text:p>
          </table:table-cell>
          <table:table-cell office:value-type="string" calcext:value-type="string">
            <text:p><text:s/>min val_loss </text:p>
          </table:table-cell>
          <table:table-cell office:value-type="float" office:value="0.3267622590065" calcext:value-type="float">
            <text:p>0,326762259006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2755880356" calcext:value-type="float">
            <text:p>0,3102527558803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50886058807" calcext:value-type="float">
            <text:p>0,322150886058807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6042573452" calcext:value-type="float">
            <text:p>0,30960425734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56983721256256" calcext:value-type="float">
            <text:p>0,856983721256256</text:p>
          </table:table-cell>
          <table:table-cell office:value-type="string" calcext:value-type="string">
            <text:p><text:s/>min val_loss </text:p>
          </table:table-cell>
          <table:table-cell office:value-type="float" office:value="0.333034455776215" calcext:value-type="float">
            <text:p>0,33303445577621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37004709244" calcext:value-type="float">
            <text:p>0,3040370047092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4557802677154" calcext:value-type="float">
            <text:p>0,864557802677154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3334569931" calcext:value-type="float">
            <text:p>0,325953334569931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8344843387604" calcext:value-type="float">
            <text:p>0,8683448433876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8578511476517" calcext:value-type="float">
            <text:p>0,318578511476517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 table:number-rows-repeated="9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style-name="ce1" table:number-columns-repeated="12"/>
          <table:table-cell table:style-name="ce4"/>
          <table:table-cell table:style-name="ce1" table:number-columns-repeated="2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3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_W6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654010295868" calcext:value-type="float">
            <text:p>0,308654010295868</text:p>
          </table:table-cell>
          <table:table-cell/>
          <table:table-cell table:formula="of:= AVERAGE([.F25:.F40])" office:value-type="float" office:value="0.306295883655548" calcext:value-type="float">
            <text:p>0,306295883655548</text:p>
          </table:table-cell>
          <table:table-cell table:formula="of:= AVERAGE([.D25:.D40])" office:value-type="float" office:value="0.873334813117981" calcext:value-type="float">
            <text:p>0,873334813117981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5250637531281" calcext:value-type="float">
            <text:p>0,875250637531281</text:p>
          </table:table-cell>
          <table:table-cell office:value-type="string" calcext:value-type="string">
            <text:p><text:s/>min val_loss </text:p>
          </table:table-cell>
          <table:table-cell office:value-type="float" office:value="0.303263902664185" calcext:value-type="float">
            <text:p>0,303263902664185</text:p>
          </table:table-cell>
          <table:table-cell/>
          <table:table-cell table:formula="of:= AVERAGE([.R25:.R57])" office:value-type="float" office:value="0.302673435211182" calcext:value-type="float">
            <text:p>0,302673435211182</text:p>
          </table:table-cell>
          <table:table-cell table:formula="of:= AVERAGE([.P25:.P39])" office:value-type="float" office:value="0.874537777900696" calcext:value-type="float">
            <text:p>0,874537777900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69331359863" calcext:value-type="float">
            <text:p>0,8783693313598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45818424225" calcext:value-type="float">
            <text:p>0,30094581842422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46504163742" calcext:value-type="float">
            <text:p>0,3106465041637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59409284592" calcext:value-type="float">
            <text:p>0,30365940928459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5260339975357" calcext:value-type="float">
            <text:p>0,2952603399753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8387737274" calcext:value-type="float">
            <text:p>0,310828387737274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722239613533" calcext:value-type="float">
            <text:p>0,307222396135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40794658661" calcext:value-type="float">
            <text:p>0,871240794658661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91792535782" calcext:value-type="float">
            <text:p>0,30739179253578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6141667366028" calcext:value-type="float">
            <text:p>0,876141667366028</text:p>
          </table:table-cell>
          <table:table-cell office:value-type="string" calcext:value-type="string">
            <text:p><text:s/>min val_loss </text:p>
          </table:table-cell>
          <table:table-cell office:value-type="float" office:value="0.296974033117294" calcext:value-type="float">
            <text:p>0,29697403311729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"/>
          <table:table-cell table:number-columns-repeated="21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6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6787443161" calcext:value-type="float">
            <text:p>0,31606787443161</text:p>
          </table:table-cell>
          <table:table-cell/>
          <table:table-cell table:formula="of:=AVERAGE([.F43:.F58])" office:value-type="float" office:value="0.318181639909744" calcext:value-type="float">
            <text:p>0,318181639909744</text:p>
          </table:table-cell>
          <table:table-cell table:formula="of:= AVERAGE([.D43:.D58])" office:value-type="float" office:value="0.868255734443664" calcext:value-type="float">
            <text:p>0,86825573444366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91430091858" calcext:value-type="float">
            <text:p>0,32119143009185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567585945129" calcext:value-type="float">
            <text:p>0,8685675859451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04309797287" calcext:value-type="float">
            <text:p>0,31710430979728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in val_loss </text:p>
          </table:table-cell>
          <table:table-cell office:value-type="float" office:value="0.318678617477417" calcext:value-type="float">
            <text:p>0,31867861747741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17865967750549" calcext:value-type="float">
            <text:p>0,317865967750549</text:p>
          </table:table-cell>
          <table:table-cell table:number-columns-repeated="28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9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0993564128876" calcext:value-type="float">
            <text:p>0,860993564128876</text:p>
          </table:table-cell>
          <table:table-cell office:value-type="string" calcext:value-type="string">
            <text:p><text:s/>min val_loss </text:p>
          </table:table-cell>
          <table:table-cell office:value-type="float" office:value="0.332674205303192" calcext:value-type="float">
            <text:p>0,332674205303192</text:p>
          </table:table-cell>
          <table:table-cell/>
          <table:table-cell table:formula="of:= AVERAGE([.F61:.F76])" office:value-type="float" office:value="0.329539144039154" calcext:value-type="float">
            <text:p>0,329539144039154</text:p>
          </table:table-cell>
          <table:table-cell table:formula="of:=  AVERAGE([.D61:.D76])" office:value-type="float" office:value="0.864112293720246" calcext:value-type="float">
            <text:p>0,8641122937202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26936841011047" calcext:value-type="float">
            <text:p>0,32693684101104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57206523418427" calcext:value-type="float">
            <text:p>0,857206523418427</text:p>
          </table:table-cell>
          <table:table-cell office:value-type="string" calcext:value-type="string">
            <text:p><text:s/>min val_loss </text:p>
          </table:table-cell>
          <table:table-cell office:value-type="float" office:value="0.341279298067093" calcext:value-type="float">
            <text:p>0,34127929806709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94436836243" calcext:value-type="float">
            <text:p>0,865894436836243</text:p>
          </table:table-cell>
          <table:table-cell office:value-type="string" calcext:value-type="string">
            <text:p><text:s/>min val_loss </text:p>
          </table:table-cell>
          <table:table-cell office:value-type="float" office:value="0.330359518527985" calcext:value-type="float">
            <text:p>0,33035951852798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45857286453" calcext:value-type="float">
            <text:p>0,316445857286453</text:p>
          </table:table-cell>
          <table:table-cell table:number-columns-repeated="28"/>
        </table:table-row>
        <table:table-row table:style-name="ro1" table:number-rows-repeated="15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resultados com base em f1" table:style-name="ta1">
        <table:table-column table:style-name="co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64817714691" calcext:value-type="float">
            <text:p>0,8687648177146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248806476593" calcext:value-type="float">
            <text:p>0,920248806476593</text:p>
          </table:table-cell>
          <table:table-cell office:value-type="string" calcext:value-type="string">
            <text:p><text:s/>max recall </text:p>
          </table:table-cell>
          <table:table-cell office:value-type="float" office:value="0.952650904655456" calcext:value-type="float">
            <text:p>0,9526509046554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34906244278" calcext:value-type="float">
            <text:p>0,3244349062442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5226089954376" calcext:value-type="float">
            <text:p>0,86522608995437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811454296112" calcext:value-type="float">
            <text:p>0,8668114542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374402999878" calcext:value-type="float">
            <text:p>0,910374402999878</text:p>
          </table:table-cell>
          <table:table-cell office:value-type="string" calcext:value-type="string">
            <text:p><text:s/>max recall </text:p>
          </table:table-cell>
          <table:table-cell office:value-type="float" office:value="0.949438869953156" calcext:value-type="float">
            <text:p>0,9494388699531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3032379150391" calcext:value-type="float">
            <text:p>0,3230323791503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59879732131958" calcext:value-type="float">
            <text:p>0,859879732131958</text:p>
          </table:table-cell>
          <table:table-cell office:value-type="string" calcext:value-type="string">
            <text:p><text:s/>max f1-score </text:p>
          </table:table-cell>
          <table:table-cell office:value-type="float" office:value="0.860434591770172" calcext:value-type="float">
            <text:p>0,860434591770172</text:p>
          </table:table-cell>
          <table:table-cell office:value-type="string" calcext:value-type="string">
            <text:p><text:s/>max precision </text:p>
          </table:table-cell>
          <table:table-cell office:value-type="float" office:value="0.890243470668793" calcext:value-type="float">
            <text:p>0,890243470668793</text:p>
          </table:table-cell>
          <table:table-cell office:value-type="string" calcext:value-type="string">
            <text:p><text:s/>max recall </text:p>
          </table:table-cell>
          <table:table-cell office:value-type="float" office:value="0.947063446044922" calcext:value-type="float">
            <text:p>0,947063446044922</text:p>
          </table:table-cell>
          <table:table-cell office:value-type="string" calcext:value-type="string">
            <text:p><text:s/>min val_loss </text:p>
          </table:table-cell>
          <table:table-cell office:value-type="float" office:value="0.335580766201019" calcext:value-type="float">
            <text:p>0,3355807662010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0860695838928" calcext:value-type="float">
            <text:p>0,87086069583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9311335086822" calcext:value-type="float">
            <text:p>0,929311335086822</text:p>
          </table:table-cell>
          <table:table-cell office:value-type="string" calcext:value-type="string">
            <text:p><text:s/>max recall </text:p>
          </table:table-cell>
          <table:table-cell office:value-type="float" office:value="0.943444848060608" calcext:value-type="float">
            <text:p>0,943444848060608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61880779266" calcext:value-type="float">
            <text:p>0,315861880779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7470860481262" calcext:value-type="float">
            <text:p>0,8674708604812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268711090088" calcext:value-type="float">
            <text:p>0,911268711090088</text:p>
          </table:table-cell>
          <table:table-cell office:value-type="string" calcext:value-type="string">
            <text:p><text:s/>max recall </text:p>
          </table:table-cell>
          <table:table-cell office:value-type="float" office:value="0.943170189857483" calcext:value-type="float">
            <text:p>0,943170189857483</text:p>
          </table:table-cell>
          <table:table-cell office:value-type="string" calcext:value-type="string">
            <text:p><text:s/>min val_loss </text:p>
          </table:table-cell>
          <table:table-cell office:value-type="float" office:value="0.33177986741066" calcext:value-type="float">
            <text:p>0,331779867410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581857204437" calcext:value-type="float">
            <text:p>0,86658185720443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077639579773" calcext:value-type="float">
            <text:p>0,914077639579773</text:p>
          </table:table-cell>
          <table:table-cell office:value-type="string" calcext:value-type="string">
            <text:p><text:s/>max recall </text:p>
          </table:table-cell>
          <table:table-cell office:value-type="float" office:value="0.955662965774536" calcext:value-type="float">
            <text:p>0,955662965774536</text:p>
          </table:table-cell>
          <table:table-cell office:value-type="string" calcext:value-type="string">
            <text:p><text:s/>min val_loss </text:p>
          </table:table-cell>
          <table:table-cell office:value-type="float" office:value="0.327425509691238" calcext:value-type="float">
            <text:p>0,327425509691238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f1_m</text:p>
          </table:table-cell>
          <table:table-cell office:value-type="float" office:value="0.8602" calcext:value-type="float">
            <text:p>0,8602</text:p>
          </table:table-cell>
          <table:table-cell office:value-type="string" calcext:value-type="string">
            <text:p><text:s/>precision_m</text:p>
          </table:table-cell>
          <table:table-cell office:value-type="float" office:value="0.8386" calcext:value-type="float">
            <text:p>0,8386</text:p>
          </table:table-cell>
          <table:table-cell office:value-type="string" calcext:value-type="string">
            <text:p><text:s/>recall_m</text:p>
          </table:table-cell>
          <table:table-cell office:value-type="float" office:value="0.8828" calcext:value-type="float">
            <text:p>0,8828</text:p>
          </table:table-cell>
          <table:table-cell office:value-type="string" calcext:value-type="string">
            <text:p><text:s/>loss</text:p>
          </table:table-cell>
          <table:table-cell office:value-type="float" office:value="0.3659" calcext:value-type="float">
            <text:p>0,36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24" calcext:value-type="float">
            <text:p>0,8524</text:p>
          </table:table-cell>
          <table:table-cell office:value-type="string" calcext:value-type="string">
            <text:p><text:s/>f1_m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<text:s/>precision_m</text:p>
          </table:table-cell>
          <table:table-cell office:value-type="float" office:value="0.8326" calcext:value-type="float">
            <text:p>0,8326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583" calcext:value-type="float">
            <text:p>0,3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434" calcext:value-type="float">
            <text:p>0,8434</text:p>
          </table:table-cell>
          <table:table-cell office:value-type="string" calcext:value-type="string">
            <text:p><text:s/>f1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precision_m</text:p>
          </table:table-cell>
          <table:table-cell office:value-type="float" office:value="0.8031" calcext:value-type="float">
            <text:p>0,8031</text:p>
          </table:table-cell>
          <table:table-cell office:value-type="string" calcext:value-type="string">
            <text:p><text:s/>recall_m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<text:s/>loss</text:p>
          </table:table-cell>
          <table:table-cell office:value-type="float" office:value="0.3994" calcext:value-type="float">
            <text:p>0,39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89" calcext:value-type="float">
            <text:p>0,8589</text:p>
          </table:table-cell>
          <table:table-cell office:value-type="string" calcext:value-type="string">
            <text:p><text:s/>f1_m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precision_m</text:p>
          </table:table-cell>
          <table:table-cell office:value-type="float" office:value="0.8536" calcext:value-type="float">
            <text:p>0,8536</text:p>
          </table:table-cell>
          <table:table-cell office:value-type="string" calcext:value-type="string">
            <text:p><text:s/>recall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loss</text:p>
          </table:table-cell>
          <table:table-cell office:value-type="float" office:value="0.375" calcext:value-type="float">
            <text:p>0,3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loss</text:p>
          </table:table-cell>
          <table:table-cell office:value-type="float" office:value="0.3582" calcext:value-type="float">
            <text:p>0,35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<text:s/>f1_m</text:p>
          </table:table-cell>
          <table:table-cell office:value-type="float" office:value="0.8609" calcext:value-type="float">
            <text:p>0,8609</text:p>
          </table:table-cell>
          <table:table-cell office:value-type="string" calcext:value-type="string">
            <text:p><text:s/>precision_m</text:p>
          </table:table-cell>
          <table:table-cell office:value-type="float" office:value="0.8266" calcext:value-type="float">
            <text:p>0,8266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609" calcext:value-type="float">
            <text:p>0,3609</text:p>
          </table:table-cell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max val_accuracy </text:p>
          </table:table-cell>
          <table:table-cell table:style-name="ce7" office:value-type="string" calcext:value-type="string">
            <text:p><text:s/>max f1-score </text:p>
          </table:table-cell>
          <table:table-cell table:style-name="ce7" office:value-type="string" calcext:value-type="string">
            <text:p><text:s/>min val_loss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9427919387817" calcext:value-type="float">
            <text:p>0,869427919387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991907119751" calcext:value-type="float">
            <text:p>0,910991907119751</text:p>
          </table:table-cell>
          <table:table-cell office:value-type="string" calcext:value-type="string">
            <text:p><text:s/>max recall </text:p>
          </table:table-cell>
          <table:table-cell office:value-type="float" office:value="0.953621089458466" calcext:value-type="float">
            <text:p>0,9536210894584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59657430649" calcext:value-type="float">
            <text:p>0,320959657430649</text:p>
          </table:table-cell>
          <table:table-cell table:number-columns-repeated="2"/>
          <table:table-cell table:style-name="ce11" office:value-type="string" calcext:value-type="string">
            <text:p>w1_s1_val</text:p>
          </table:table-cell>
          <table:table-cell table:formula="of:=AVERAGE([.C4:.C9])" office:value-type="float" office:value="0.866191436847051" calcext:value-type="float">
            <text:p>0,866191436847051</text:p>
          </table:table-cell>
          <table:table-cell table:formula="of:=AVERAGE([.E4:.E9])" office:value-type="float" office:value="0.866820712884267" calcext:value-type="float">
            <text:p>0,866820712884267</text:p>
          </table:table-cell>
          <table:table-cell table:formula="of:=AVERAGE([.K4:.K9])" office:value-type="float" office:value="0.326352551579475" calcext:value-type="float">
            <text:p>0,3263525515794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7788016796112" calcext:value-type="float">
            <text:p>0,8677880167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369148254394" calcext:value-type="float">
            <text:p>0,920369148254394</text:p>
          </table:table-cell>
          <table:table-cell office:value-type="string" calcext:value-type="string">
            <text:p><text:s/>max recall </text:p>
          </table:table-cell>
          <table:table-cell office:value-type="float" office:value="0.977956771850586" calcext:value-type="float">
            <text:p>0,977956771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07889127731" calcext:value-type="float">
            <text:p>0,316407889127731</text:p>
          </table:table-cell>
          <table:table-cell table:number-columns-repeated="2"/>
          <table:table-cell table:style-name="ce11" office:value-type="string" calcext:value-type="string">
            <text:p>w3_s1_val</text:p>
          </table:table-cell>
          <table:table-cell table:formula="of:= AVERAGE([.C31:.C36])" office:value-type="float" office:value="0.870275497436523" calcext:value-type="float">
            <text:p>0,870275497436523</text:p>
          </table:table-cell>
          <table:table-cell table:formula="of:= AVERAGE([.E31:.E36])" office:value-type="float" office:value="0.871457705895106" calcext:value-type="float">
            <text:p>0,871457705895106</text:p>
          </table:table-cell>
          <table:table-cell table:formula="of:= AVERAGE([.K31:.K36])" office:value-type="float" office:value="0.312093928456306" calcext:value-type="float">
            <text:p>0,3120939284563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50994348526" calcext:value-type="float">
            <text:p>0,8735099434852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08971881866" calcext:value-type="float">
            <text:p>0,932308971881866</text:p>
          </table:table-cell>
          <table:table-cell office:value-type="string" calcext:value-type="string">
            <text:p><text:s/>max recall </text:p>
          </table:table-cell>
          <table:table-cell office:value-type="float" office:value="0.950897514820099" calcext:value-type="float">
            <text:p>0,950897514820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62141942978" calcext:value-type="float">
            <text:p>0,305762141942978</text:p>
          </table:table-cell>
          <table:table-cell table:number-columns-repeated="2"/>
          <table:table-cell table:style-name="ce11" office:value-type="string" calcext:value-type="string">
            <text:p>w6_s1_val</text:p>
          </table:table-cell>
          <table:table-cell table:formula="of:=AVERAGE([.C57:.C62])" office:value-type="float" office:value="0.871277948220571" calcext:value-type="float">
            <text:p>0,871277948220571</text:p>
          </table:table-cell>
          <table:table-cell table:formula="of:= AVERAGE([.E57:.E62])" office:value-type="float" office:value="0.871640384197235" calcext:value-type="float">
            <text:p>0,871640384197235</text:p>
          </table:table-cell>
          <table:table-cell table:formula="of:= AVERAGE([.K57:.K62])" office:value-type="float" office:value="0.314137021700541" calcext:value-type="float">
            <text:p>0,3141370217005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0464026927948" calcext:value-type="float">
            <text:p>0,8704640269279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948415279388" calcext:value-type="float">
            <text:p>0,927948415279388</text:p>
          </table:table-cell>
          <table:table-cell office:value-type="string" calcext:value-type="string">
            <text:p><text:s/>max recall </text:p>
          </table:table-cell>
          <table:table-cell office:value-type="float" office:value="0.944978654384613" calcext:value-type="float">
            <text:p>0,94497865438461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40269708633" calcext:value-type="float">
            <text:p>0,312940269708633</text:p>
          </table:table-cell>
          <table:table-cell table:number-columns-repeated="2"/>
          <table:table-cell table:style-name="ce11" office:value-type="string" calcext:value-type="string">
            <text:p>w9_s1_val</text:p>
          </table:table-cell>
          <table:table-cell table:formula="of:=AVERAGE([.C82:.C87])" office:value-type="float" office:value="0.869050264358521" calcext:value-type="float">
            <text:p>0,869050264358521</text:p>
          </table:table-cell>
          <table:table-cell table:formula="of:= AVERAGE([.E82:.E87])" office:value-type="float" office:value="0.870549241701762" calcext:value-type="float">
            <text:p>0,870549241701762</text:p>
          </table:table-cell>
          <table:table-cell table:formula="of:= AVERAGE([.K82:.K87])" office:value-type="float" office:value="0.320330530405045" calcext:value-type="float">
            <text:p>0,320330530405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24403381348" calcext:value-type="float">
            <text:p>0,8712244033813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443871498108" calcext:value-type="float">
            <text:p>0,917443871498108</text:p>
          </table:table-cell>
          <table:table-cell office:value-type="string" calcext:value-type="string">
            <text:p><text:s/>max recall </text:p>
          </table:table-cell>
          <table:table-cell office:value-type="float" office:value="0.96083801984787" calcext:value-type="float">
            <text:p>0,96083801984787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0669717789" calcext:value-type="float">
            <text:p>0,310250669717789</text:p>
          </table:table-cell>
          <table:table-cell table:number-columns-repeated="2"/>
          <table:table-cell table:style-name="ce17" office:value-type="string" calcext:value-type="string">
            <text:p>w1_w3_s1_val</text:p>
          </table:table-cell>
          <table:table-cell table:formula="of:=AVERAGE([.C116:.C121])" office:value-type="float" office:value="0.871092309554418" calcext:value-type="float">
            <text:p>0,871092309554418</text:p>
          </table:table-cell>
          <table:table-cell table:formula="of:=AVERAGE([.E116:.E121])" office:value-type="float" office:value="0.871630082527796" calcext:value-type="float">
            <text:p>0,871630082527796</text:p>
          </table:table-cell>
          <table:table-cell table:formula="of:=AVERAGE([.K116:.K121])" office:value-type="float" office:value="0.312872608502706" calcext:value-type="float">
            <text:p>0,3128726085027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582290649414" calcext:value-type="float">
            <text:p>0,8745822906494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31925392151" calcext:value-type="float">
            <text:p>0,8763319253921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94170761108" calcext:value-type="float">
            <text:p>0,907394170761108</text:p>
          </table:table-cell>
          <table:table-cell office:value-type="string" calcext:value-type="string">
            <text:p><text:s/>max recall </text:p>
          </table:table-cell>
          <table:table-cell office:value-type="float" office:value="0.964846670627594" calcext:value-type="float">
            <text:p>0,96484667062759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242942810059" calcext:value-type="float">
            <text:p>0,306242942810059</text:p>
          </table:table-cell>
          <table:table-cell table:number-columns-repeated="2"/>
          <table:table-cell table:style-name="ce17" office:value-type="string" calcext:value-type="string">
            <text:p>w1_w3_w6_s1_val</text:p>
          </table:table-cell>
          <table:table-cell table:formula="of:=AVERAGE([.C180:.C189])" office:value-type="float" office:value="0.873312538862228" calcext:value-type="float">
            <text:p>0,873312538862228</text:p>
          </table:table-cell>
          <table:table-cell table:formula="of:=AVERAGE([.E180:.E189])" office:value-type="float" office:value="0.873473387956619" calcext:value-type="float">
            <text:p>0,873473387956619</text:p>
          </table:table-cell>
          <table:table-cell table:formula="of:=AVERAGE([.K180:.K189])" office:value-type="float" office:value="0.306984379887581" calcext:value-type="float">
            <text:p>0,306984379887581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e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<text:s/>f1_m</text:p>
          </table:table-cell>
          <table:table-cell table:style-name="ce12" office:value-type="string" calcext:value-type="string">
            <text:p><text:span text:style-name="T1"> </text:span><text:span text:style-name="T2">loss</text:span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07" calcext:value-type="float">
            <text:p>0,8607</text:p>
          </table:table-cell>
          <table:table-cell office:value-type="string" calcext:value-type="string">
            <text:p><text:s/>f1_m</text:p>
          </table:table-cell>
          <table:table-cell office:value-type="float" office:value="0.8656" calcext:value-type="float">
            <text:p>0,8656</text:p>
          </table:table-cell>
          <table:table-cell office:value-type="string" calcext:value-type="string">
            <text:p><text:s/>precision_m</text:p>
          </table:table-cell>
          <table:table-cell office:value-type="float" office:value="0.8466" calcext:value-type="float">
            <text:p>0,8466</text:p>
          </table:table-cell>
          <table:table-cell office:value-type="string" calcext:value-type="string">
            <text:p><text:s/>recall_m</text:p>
          </table:table-cell>
          <table:table-cell office:value-type="float" office:value="0.8855" calcext:value-type="float">
            <text:p>0,8855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  <table:table-cell table:number-columns-repeated="2"/>
          <table:table-cell table:style-name="ce11" office:value-type="string" calcext:value-type="string">
            <text:p>w1_s1_eval</text:p>
          </table:table-cell>
          <table:table-cell table:formula="of:= AVERAGE([.C14:.C19])" office:value-type="float" office:value="0.854233333333334" calcext:value-type="float">
            <text:p>0,854233333333334</text:p>
          </table:table-cell>
          <table:table-cell table:formula="of:= AVERAGE([.E14:.E19])" office:value-type="float" office:value="0.860766666666667" calcext:value-type="float">
            <text:p>0,860766666666667</text:p>
          </table:table-cell>
          <table:table-cell table:formula="of:= AVERAGE([.K14:.K19])" office:value-type="float" office:value="0.369616666666667" calcext:value-type="float">
            <text:p>0,36961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f1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precision_m</text:p>
          </table:table-cell>
          <table:table-cell office:value-type="float" office:value="0.8297" calcext:value-type="float">
            <text:p>0,8297</text:p>
          </table:table-cell>
          <table:table-cell office:value-type="string" calcext:value-type="string">
            <text:p><text:s/>recall_m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<text:s/>loss</text:p>
          </table:table-cell>
          <table:table-cell office:value-type="float" office:value="0.3372" calcext:value-type="float">
            <text:p>0,3372</text:p>
          </table:table-cell>
          <table:table-cell table:number-columns-repeated="2"/>
          <table:table-cell table:style-name="ce11" office:value-type="string" calcext:value-type="string">
            <text:p>w3_s1_eval</text:p>
          </table:table-cell>
          <table:table-cell table:formula="of:= AVERAGE([.C41:.C46])" office:value-type="float" office:value="0.863716666666667" calcext:value-type="float">
            <text:p>0,863716666666667</text:p>
          </table:table-cell>
          <table:table-cell table:formula="of:= AVERAGE([.E41:.E46])" office:value-type="float" office:value="0.86955" calcext:value-type="float">
            <text:p>0,86955</text:p>
          </table:table-cell>
          <table:table-cell table:formula="of:= AVERAGE([.K41:.K46])" office:value-type="float" office:value="0.334466666666667" calcext:value-type="float">
            <text:p>0,3344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64" calcext:value-type="float">
            <text:p>0,8764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887" calcext:value-type="float">
            <text:p>0,8887</text:p>
          </table:table-cell>
          <table:table-cell office:value-type="string" calcext:value-type="string">
            <text:p><text:s/>loss</text:p>
          </table:table-cell>
          <table:table-cell office:value-type="float" office:value="0.3258" calcext:value-type="float">
            <text:p>0,3258</text:p>
          </table:table-cell>
          <table:table-cell table:number-columns-repeated="2"/>
          <table:table-cell table:style-name="ce11" office:value-type="string" calcext:value-type="string">
            <text:p>w6_s1_eval</text:p>
          </table:table-cell>
          <table:table-cell table:formula="of:= AVERAGE([.C67:.C72])" office:value-type="float" office:value="0.8674" calcext:value-type="float">
            <text:p>0,8674</text:p>
          </table:table-cell>
          <table:table-cell table:formula="of:= AVERAGE([.E67:.E72])" office:value-type="float" office:value="0.870683333333333" calcext:value-type="float">
            <text:p>0,870683333333333</text:p>
          </table:table-cell>
          <table:table-cell table:formula="of:= AVERAGE([.K67:.K72])" office:value-type="float" office:value="0.333766666666667" calcext:value-type="float">
            <text:p>0,3337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72" calcext:value-type="float">
            <text:p>0,8672</text:p>
          </table:table-cell>
          <table:table-cell office:value-type="string" calcext:value-type="string">
            <text:p><text:s/>precision_m</text:p>
          </table:table-cell>
          <table:table-cell office:value-type="float" office:value="0.8448" calcext:value-type="float">
            <text:p>0,8448</text:p>
          </table:table-cell>
          <table:table-cell office:value-type="string" calcext:value-type="string">
            <text:p><text:s/>recall_m</text:p>
          </table:table-cell>
          <table:table-cell office:value-type="float" office:value="0.8908" calcext:value-type="float">
            <text:p>0,8908</text:p>
          </table:table-cell>
          <table:table-cell office:value-type="string" calcext:value-type="string">
            <text:p><text:s/>loss</text:p>
          </table:table-cell>
          <table:table-cell office:value-type="float" office:value="0.3297" calcext:value-type="float">
            <text:p>0,3297</text:p>
          </table:table-cell>
          <table:table-cell table:number-columns-repeated="2"/>
          <table:table-cell table:style-name="ce11" office:value-type="string" calcext:value-type="string">
            <text:p>w9_s1_eval</text:p>
          </table:table-cell>
          <table:table-cell table:formula="of:= AVERAGE([.C92:.C97])" office:value-type="float" office:value="0.861233333333333" calcext:value-type="float">
            <text:p>0,861233333333333</text:p>
          </table:table-cell>
          <table:table-cell table:formula="of:= AVERAGE([.E92:.E97])" office:value-type="float" office:value="0.86615" calcext:value-type="float">
            <text:p>0,86615</text:p>
          </table:table-cell>
          <table:table-cell table:formula="of:= AVERAGE([.K92:.K97])" office:value-type="float" office:value="0.34375" calcext:value-type="float">
            <text:p>0,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727" calcext:value-type="float">
            <text:p>0,8727</text:p>
          </table:table-cell>
          <table:table-cell office:value-type="string" calcext:value-type="string">
            <text:p><text:s/>precision_m</text:p>
          </table:table-cell>
          <table:table-cell office:value-type="float" office:value="0.8413" calcext:value-type="float">
            <text:p>0,8413</text:p>
          </table:table-cell>
          <table:table-cell office:value-type="string" calcext:value-type="string">
            <text:p><text:s/>recall_m</text:p>
          </table:table-cell>
          <table:table-cell office:value-type="float" office:value="0.9066" calcext:value-type="float">
            <text:p>0,9066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  <table:table-cell table:number-columns-repeated="2"/>
          <table:table-cell table:style-name="ce17" office:value-type="string" calcext:value-type="string">
            <text:p>w1_w3_s1_eval</text:p>
          </table:table-cell>
          <table:table-cell table:formula="of:=AVERAGE([.C136:.C141])" office:value-type="float" office:value="0.866383333333333" calcext:value-type="float">
            <text:p>0,866383333333333</text:p>
          </table:table-cell>
          <table:table-cell table:formula="of:=AVERAGE([.E136:.E141])" office:value-type="float" office:value="0.870266666666667" calcext:value-type="float">
            <text:p>0,870266666666667</text:p>
          </table:table-cell>
          <table:table-cell table:formula="of:=AVERAGE([.K136:.K141])" office:value-type="float" office:value="0.339" calcext:value-type="float">
            <text:p>0,3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9" calcext:value-type="float">
            <text:p>0,8629</text:p>
          </table:table-cell>
          <table:table-cell office:value-type="string" calcext:value-type="string">
            <text:p><text:s/>f1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precision_m</text:p>
          </table:table-cell>
          <table:table-cell office:value-type="float" office:value="0.8384" calcext:value-type="float">
            <text:p>0,8384</text:p>
          </table:table-cell>
          <table:table-cell office:value-type="string" calcext:value-type="string">
            <text:p><text:s/>recall_m</text:p>
          </table:table-cell>
          <table:table-cell office:value-type="float" office:value="0.9034" calcext:value-type="float">
            <text:p>0,9034</text:p>
          </table:table-cell>
          <table:table-cell office:value-type="string" calcext:value-type="string">
            <text:p><text:s/>loss</text:p>
          </table:table-cell>
          <table:table-cell office:value-type="float" office:value="0.3388" calcext:value-type="float">
            <text:p>0,3388</text:p>
          </table:table-cell>
          <table:table-cell table:number-columns-repeated="2"/>
          <table:table-cell table:style-name="ce17" office:value-type="string" calcext:value-type="string">
            <text:p>w1_w3_w6_s1_eval</text:p>
          </table:table-cell>
          <table:table-cell table:formula="of:=AVERAGE([.C208:.C217])" office:value-type="float" office:value="0.86431" calcext:value-type="float">
            <text:p>0,86431</text:p>
          </table:table-cell>
          <table:table-cell table:formula="of:=AVERAGE([.E208:.E217])" office:value-type="float" office:value="0.86967" calcext:value-type="float">
            <text:p>0,86967</text:p>
          </table:table-cell>
          <table:table-cell table:formula="of:=AVERAGE([.K208:.K217])" office:value-type="float" office:value="0.33754" calcext:value-type="float">
            <text:p>0,33754</text:p>
          </table:table-cell>
          <table:table-cell table:number-columns-repeated="2"/>
        </table:table-row>
        <table:table-row table:style-name="ro1" table:number-rows-repeated="9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533909320831" calcext:value-type="float">
            <text:p>0,868533909320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322550296783" calcext:value-type="float">
            <text:p>0,919322550296783</text:p>
          </table:table-cell>
          <table:table-cell office:value-type="string" calcext:value-type="string">
            <text:p><text:s/>max recall </text:p>
          </table:table-cell>
          <table:table-cell office:value-type="float" office:value="0.954188764095306" calcext:value-type="float">
            <text:p>0,954188764095306</text:p>
          </table:table-cell>
          <table:table-cell office:value-type="string" calcext:value-type="string">
            <text:p><text:s/>min val_loss </text:p>
          </table:table-cell>
          <table:table-cell office:value-type="float" office:value="0.317930489778519" calcext:value-type="float">
            <text:p>0,317930489778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480086326599" calcext:value-type="float">
            <text:p>0,86848008632659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854244709015" calcext:value-type="float">
            <text:p>0,922854244709015</text:p>
          </table:table-cell>
          <table:table-cell office:value-type="string" calcext:value-type="string">
            <text:p><text:s/>max recall </text:p>
          </table:table-cell>
          <table:table-cell office:value-type="float" office:value="0.945386528968811" calcext:value-type="float">
            <text:p>0,9453865289688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5652847290039" calcext:value-type="float">
            <text:p>0,315652847290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28030109406" calcext:value-type="float">
            <text:p>0,873328030109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926939964294" calcext:value-type="float">
            <text:p>0,933926939964294</text:p>
          </table:table-cell>
          <table:table-cell office:value-type="string" calcext:value-type="string">
            <text:p><text:s/>max recall </text:p>
          </table:table-cell>
          <table:table-cell office:value-type="float" office:value="0.947611689567566" calcext:value-type="float">
            <text:p>0,94761168956756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81999063492" calcext:value-type="float">
            <text:p>0,3115819990634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9158208370209" calcext:value-type="float">
            <text:p>0,8691582083702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3194596767426" calcext:value-type="float">
            <text:p>0,913194596767426</text:p>
          </table:table-cell>
          <table:table-cell office:value-type="string" calcext:value-type="string">
            <text:p><text:s/>max recall </text:p>
          </table:table-cell>
          <table:table-cell office:value-type="float" office:value="0.951047956943512" calcext:value-type="float">
            <text:p>0,951047956943512</text:p>
          </table:table-cell>
          <table:table-cell office:value-type="string" calcext:value-type="string">
            <text:p><text:s/>min val_loss </text:p>
          </table:table-cell>
          <table:table-cell office:value-type="float" office:value="0.325843811035156" calcext:value-type="float">
            <text:p>0,3258438110351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4688565731049" calcext:value-type="float">
            <text:p>0,8746885657310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884349822998" calcext:value-type="float">
            <text:p>0,917884349822998</text:p>
          </table:table-cell>
          <table:table-cell office:value-type="string" calcext:value-type="string">
            <text:p><text:s/>max recall </text:p>
          </table:table-cell>
          <table:table-cell office:value-type="float" office:value="0.963997066020966" calcext:value-type="float">
            <text:p>0,963997066020966</text:p>
          </table:table-cell>
          <table:table-cell office:value-type="string" calcext:value-type="string">
            <text:p><text:s/>min val_loss </text:p>
          </table:table-cell>
          <table:table-cell office:value-type="float" office:value="0.308358937501907" calcext:value-type="float">
            <text:p>0,3083589375019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478301525116" calcext:value-type="float">
            <text:p>0,87747830152511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653505325317" calcext:value-type="float">
            <text:p>0,8756535053253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785502910614" calcext:value-type="float">
            <text:p>0,928785502910614</text:p>
          </table:table-cell>
          <table:table-cell office:value-type="string" calcext:value-type="string">
            <text:p><text:s/>max recall </text:p>
          </table:table-cell>
          <table:table-cell office:value-type="float" office:value="0.934750199317932" calcext:value-type="float">
            <text:p>0,93475019931793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454045534134" calcext:value-type="float">
            <text:p>0,305454045534134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551" calcext:value-type="float">
            <text:p>0,8551</text:p>
          </table:table-cell>
          <table:table-cell office:value-type="string" calcext:value-type="string">
            <text:p><text:s/>recall_m</text:p>
          </table:table-cell>
          <table:table-cell office:value-type="float" office:value="0.8876" calcext:value-type="float">
            <text:p>0,8876</text:p>
          </table:table-cell>
          <table:table-cell office:value-type="string" calcext:value-type="string">
            <text:p><text:s/>loss</text:p>
          </table:table-cell>
          <table:table-cell office:value-type="float" office:value="0.328" calcext:value-type="float">
            <text:p>0,3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recall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f1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precision_m</text:p>
          </table:table-cell>
          <table:table-cell office:value-type="float" office:value="0.8402" calcext:value-type="float">
            <text:p>0,8402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 text:c="2"/>loss</text:p>
          </table:table-cell>
          <table:table-cell office:value-type="float" office:value="0.3387" calcext:value-type="float">
            <text:p>0,3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f1_m</text:p>
          </table:table-cell>
          <table:table-cell office:value-type="float" office:value="0.8796" calcext:value-type="float">
            <text:p>0,8796</text:p>
          </table:table-cell>
          <table:table-cell office:value-type="string" calcext:value-type="string">
            <text:p><text:s/>precision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198" calcext:value-type="float">
            <text:p>0,31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precision_m</text:p>
          </table:table-cell>
          <table:table-cell office:value-type="float" office:value="0.8765" calcext:value-type="float">
            <text:p>0,8765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269" calcext:value-type="float">
            <text:p>0,3269</text:p>
          </table:table-cell>
          <table:table-cell table:number-columns-repeated="8"/>
        </table:table-row>
        <table:table-row table:style-name="ro1" table:number-rows-repeated="8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1439049243927" calcext:value-type="float">
            <text:p>0,861439049243927</text:p>
          </table:table-cell>
          <table:table-cell office:value-type="string" calcext:value-type="string">
            <text:p><text:s/>max f1-score </text:p>
          </table:table-cell>
          <table:table-cell office:value-type="float" office:value="0.865402698516846" calcext:value-type="float">
            <text:p>0,8654026985168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98201560974" calcext:value-type="float">
            <text:p>0,900798201560974</text:p>
          </table:table-cell>
          <table:table-cell office:value-type="string" calcext:value-type="string">
            <text:p><text:s/>max recall </text:p>
          </table:table-cell>
          <table:table-cell office:value-type="float" office:value="0.951121687889099" calcext:value-type="float">
            <text:p>0,951121687889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34040254354477" calcext:value-type="float">
            <text:p>0,3340402543544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37099170685" calcext:value-type="float">
            <text:p>0,8712370991706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039487838745" calcext:value-type="float">
            <text:p>0,919039487838745</text:p>
          </table:table-cell>
          <table:table-cell office:value-type="string" calcext:value-type="string">
            <text:p><text:s/>max recall </text:p>
          </table:table-cell>
          <table:table-cell office:value-type="float" office:value="0.948367416858673" calcext:value-type="float">
            <text:p>0,948367416858673</text:p>
          </table:table-cell>
          <table:table-cell office:value-type="string" calcext:value-type="string">
            <text:p><text:s/>min val_loss </text:p>
          </table:table-cell>
          <table:table-cell office:value-type="float" office:value="0.314936757087708" calcext:value-type="float">
            <text:p>0,3149367570877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453753948212" calcext:value-type="float">
            <text:p>0,867453753948212</text:p>
          </table:table-cell>
          <table:table-cell office:value-type="string" calcext:value-type="string">
            <text:p><text:s/>max f1-score </text:p>
          </table:table-cell>
          <table:table-cell office:value-type="float" office:value="0.867340803146362" calcext:value-type="float">
            <text:p>0,8673408031463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47014093399" calcext:value-type="float">
            <text:p>0,90947014093399</text:p>
          </table:table-cell>
          <table:table-cell office:value-type="string" calcext:value-type="string">
            <text:p><text:s/>max recall </text:p>
          </table:table-cell>
          <table:table-cell office:value-type="float" office:value="0.958005011081696" calcext:value-type="float">
            <text:p>0,9580050110816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9507956504822" calcext:value-type="float">
            <text:p>0,3195079565048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83462429047" calcext:value-type="float">
            <text:p>0,8733834624290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17290782928" calcext:value-type="float">
            <text:p>0,934317290782928</text:p>
          </table:table-cell>
          <table:table-cell office:value-type="string" calcext:value-type="string">
            <text:p><text:s/>max recall </text:p>
          </table:table-cell>
          <table:table-cell office:value-type="float" office:value="0.947972297668457" calcext:value-type="float">
            <text:p>0,94797229766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00394201279" calcext:value-type="float">
            <text:p>0,3129003942012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61548900604" calcext:value-type="float">
            <text:p>0,8763615489006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701664924622" calcext:value-type="float">
            <text:p>0,926701664924622</text:p>
          </table:table-cell>
          <table:table-cell office:value-type="string" calcext:value-type="string">
            <text:p><text:s/>max recall </text:p>
          </table:table-cell>
          <table:table-cell office:value-type="float" office:value="0.95480227470398" calcext:value-type="float">
            <text:p>0,95480227470398</text:p>
          </table:table-cell>
          <table:table-cell office:value-type="string" calcext:value-type="string">
            <text:p><text:s/>min val_loss </text:p>
          </table:table-cell>
          <table:table-cell office:value-type="float" office:value="0.309132844209671" calcext:value-type="float">
            <text:p>0,309132844209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69838047028" calcext:value-type="float">
            <text:p>0,8695698380470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049093723297" calcext:value-type="float">
            <text:p>0,909049093723297</text:p>
          </table:table-cell>
          <table:table-cell office:value-type="string" calcext:value-type="string">
            <text:p><text:s/>max recall </text:p>
          </table:table-cell>
          <table:table-cell office:value-type="float" office:value="0.956361174583435" calcext:value-type="float">
            <text:p>0,956361174583435</text:p>
          </table:table-cell>
          <table:table-cell office:value-type="string" calcext:value-type="string">
            <text:p><text:s/>min val_loss </text:p>
          </table:table-cell>
          <table:table-cell office:value-type="float" office:value="0.331464976072311" calcext:value-type="float">
            <text:p>0,331464976072311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487" calcext:value-type="float">
            <text:p>0,8487</text:p>
          </table:table-cell>
          <table:table-cell office:value-type="string" calcext:value-type="string">
            <text:p><text:s/>f1_m</text:p>
          </table:table-cell>
          <table:table-cell office:value-type="float" office:value="0.8558" calcext:value-type="float">
            <text:p>0,8558</text:p>
          </table:table-cell>
          <table:table-cell office:value-type="string" calcext:value-type="string">
            <text:p><text:s/>precision_m</text:p>
          </table:table-cell>
          <table:table-cell office:value-type="float" office:value="0.8272" calcext:value-type="float">
            <text:p>0,8272</text:p>
          </table:table-cell>
          <table:table-cell office:value-type="string" calcext:value-type="string">
            <text:p><text:s/>recall_m</text:p>
          </table:table-cell>
          <table:table-cell office:value-type="float" office:value="0.8865" calcext:value-type="float">
            <text:p>0,8865</text:p>
          </table:table-cell>
          <table:table-cell office:value-type="string" calcext:value-type="string">
            <text:p><text:s/>loss</text:p>
          </table:table-cell>
          <table:table-cell office:value-type="float" office:value="0.3679" calcext:value-type="float">
            <text:p>0,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897" calcext:value-type="float">
            <text:p>0,8897</text:p>
          </table:table-cell>
          <table:table-cell office:value-type="string" calcext:value-type="string">
            <text:p><text:s/>loss</text:p>
          </table:table-cell>
          <table:table-cell office:value-type="float" office:value="0.3333" calcext:value-type="float">
            <text:p>0,33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464" calcext:value-type="float">
            <text:p>0,8464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39" calcext:value-type="float">
            <text:p>0,3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35" calcext:value-type="float">
            <text:p>0,8535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527" calcext:value-type="float">
            <text:p>0,3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recall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loss</text:p>
          </table:table-cell>
          <table:table-cell office:value-type="float" office:value="0.321" calcext:value-type="float">
            <text:p>0,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594" calcext:value-type="float">
            <text:p>0,8594</text:p>
          </table:table-cell>
          <table:table-cell office:value-type="string" calcext:value-type="string">
            <text:p><text:s/>f1_m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precision_m</text:p>
          </table:table-cell>
          <table:table-cell office:value-type="float" office:value="0.8421" calcext:value-type="float">
            <text:p>0,8421</text:p>
          </table:table-cell>
          <table:table-cell office:value-type="string" calcext:value-type="string">
            <text:p><text:s/>recall_m</text:p>
          </table:table-cell>
          <table:table-cell office:value-type="float" office:value="0.8892" calcext:value-type="float">
            <text:p>0,8892</text:p>
          </table:table-cell>
          <table:table-cell office:value-type="string" calcext:value-type="string">
            <text:p><text:s/>loss</text:p>
          </table:table-cell>
          <table:table-cell office:value-type="float" office:value="0.3486" calcext:value-type="float">
            <text:p>0,3486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88224697113" calcext:value-type="float">
            <text:p>0,872882246971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982420444488" calcext:value-type="float">
            <text:p>0,920982420444488</text:p>
          </table:table-cell>
          <table:table-cell office:value-type="string" calcext:value-type="string">
            <text:p><text:s/>max recall </text:p>
          </table:table-cell>
          <table:table-cell office:value-type="float" office:value="0.947565495967865" calcext:value-type="float">
            <text:p>0,947565495967865</text:p>
          </table:table-cell>
          <table:table-cell office:value-type="string" calcext:value-type="string">
            <text:p><text:s/>min val_loss </text:p>
          </table:table-cell>
          <table:table-cell office:value-type="float" office:value="0.316559880971909" calcext:value-type="float">
            <text:p>0,3165598809719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1967077255249" calcext:value-type="float">
            <text:p>0,8719670772552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002098083496" calcext:value-type="float">
            <text:p>0,925002098083496</text:p>
          </table:table-cell>
          <table:table-cell office:value-type="string" calcext:value-type="string">
            <text:p><text:s/>max recall </text:p>
          </table:table-cell>
          <table:table-cell office:value-type="float" office:value="0.954668521881104" calcext:value-type="float">
            <text:p>0,9546685218811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49716711044" calcext:value-type="float">
            <text:p>0,3120497167110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82429504395" calcext:value-type="float">
            <text:p>0,87398242950439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055959701538" calcext:value-type="float">
            <text:p>0,922055959701538</text:p>
          </table:table-cell>
          <table:table-cell office:value-type="string" calcext:value-type="string">
            <text:p><text:s/>max recall </text:p>
          </table:table-cell>
          <table:table-cell office:value-type="float" office:value="0.958593606948852" calcext:value-type="float">
            <text:p>0,958593606948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7775497436523" calcext:value-type="float">
            <text:p>0,307775497436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468458652496" calcext:value-type="float">
            <text:p>0,873468458652496</text:p>
          </table:table-cell>
          <table:table-cell office:value-type="string" calcext:value-type="string">
            <text:p><text:s/>max f1-score </text:p>
          </table:table-cell>
          <table:table-cell office:value-type="float" office:value="0.874134004116058" calcext:value-type="float">
            <text:p>0,8741340041160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417663097382" calcext:value-type="float">
            <text:p>0,911417663097382</text:p>
          </table:table-cell>
          <table:table-cell office:value-type="string" calcext:value-type="string">
            <text:p><text:s/>max recall </text:p>
          </table:table-cell>
          <table:table-cell office:value-type="float" office:value="0.94427752494812" calcext:value-type="float">
            <text:p>0,94427752494812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70995569229" calcext:value-type="float">
            <text:p>0,3120709955692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113577365875" calcext:value-type="float">
            <text:p>0,86811357736587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782118320465" calcext:value-type="float">
            <text:p>0,927782118320465</text:p>
          </table:table-cell>
          <table:table-cell office:value-type="string" calcext:value-type="string">
            <text:p><text:s/>max recall </text:p>
          </table:table-cell>
          <table:table-cell office:value-type="float" office:value="0.943040430545807" calcext:value-type="float">
            <text:p>0,9430404305458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03441119194" calcext:value-type="float">
            <text:p>0,311034411191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01159954071" calcext:value-type="float">
            <text:p>0,86870115995407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53043460846" calcext:value-type="float">
            <text:p>0,924953043460846</text:p>
          </table:table-cell>
          <table:table-cell office:value-type="string" calcext:value-type="string">
            <text:p><text:s/>max recall </text:p>
          </table:table-cell>
          <table:table-cell office:value-type="float" office:value="0.94238293170929" calcext:value-type="float">
            <text:p>0,942382931709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74514913559" calcext:value-type="float">
            <text:p>0,31774514913559</text:p>
          </table:table-cell>
          <table:table-cell table:number-columns-repeated="8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recall_m</text:p>
          </table:table-cell>
          <table:table-cell office:value-type="float" office:value="0.8734" calcext:value-type="float">
            <text:p>0,8734</text:p>
          </table:table-cell>
          <table:table-cell office:value-type="string" calcext:value-type="string">
            <text:p><text:s/>loss</text:p>
          </table:table-cell>
          <table:table-cell office:value-type="float" office:value="0.3448" calcext:value-type="float">
            <text:p>0,34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692" calcext:value-type="float">
            <text:p>0,8692</text:p>
          </table:table-cell>
          <table:table-cell office:value-type="string" calcext:value-type="string">
            <text:p><text:s/>precision_m</text:p>
          </table:table-cell>
          <table:table-cell office:value-type="float" office:value="0.8604" calcext:value-type="float">
            <text:p>0,8604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276" calcext:value-type="float">
            <text:p>0,32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5" calcext:value-type="float">
            <text:p>0,8675</text:p>
          </table:table-cell>
          <table:table-cell office:value-type="string" calcext:value-type="string">
            <text:p><text:s/>precision_m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703" calcext:value-type="float">
            <text:p>0,8703</text:p>
          </table:table-cell>
          <table:table-cell office:value-type="string" calcext:value-type="string">
            <text:p><text:s/>precision_m</text:p>
          </table:table-cell>
          <table:table-cell office:value-type="float" office:value="0.8576" calcext:value-type="float">
            <text:p>0,8576</text:p>
          </table:table-cell>
          <table:table-cell office:value-type="string" calcext:value-type="string">
            <text:p><text:s/>recall_m</text:p>
          </table:table-cell>
          <table:table-cell office:value-type="float" office:value="0.8834" calcext:value-type="float">
            <text:p>0,8834</text:p>
          </table:table-cell>
          <table:table-cell office:value-type="string" calcext:value-type="string">
            <text:p><text:s/>loss</text:p>
          </table:table-cell>
          <table:table-cell office:value-type="float" office:value="0.3299" calcext:value-type="float">
            <text:p>0,32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21" calcext:value-type="float">
            <text:p>0,8721</text:p>
          </table:table-cell>
          <table:table-cell office:value-type="string" calcext:value-type="string">
            <text:p><text:s/>precision_m</text:p>
          </table:table-cell>
          <table:table-cell office:value-type="float" office:value="0.8462" calcext:value-type="float">
            <text:p>0,8462</text:p>
          </table:table-cell>
          <table:table-cell office:value-type="string" calcext:value-type="string">
            <text:p><text:s/>recall_m</text:p>
          </table:table-cell>
          <table:table-cell office:value-type="float" office:value="0.8997" calcext:value-type="float">
            <text:p>0,8997</text:p>
          </table:table-cell>
          <table:table-cell office:value-type="string" calcext:value-type="string">
            <text:p><text:s/>loss</text:p>
          </table:table-cell>
          <table:table-cell office:value-type="float" office:value="0.3406" calcext:value-type="float">
            <text:p>0,3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9" calcext:value-type="float">
            <text:p>0,8679</text:p>
          </table:table-cell>
          <table:table-cell office:value-type="string" calcext:value-type="string">
            <text:p><text:s/>f1_m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312" calcext:value-type="float">
            <text:p>0,3312</text:p>
          </table:table-cell>
          <table:table-cell table:number-columns-repeated="8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161920070648" calcext:value-type="float">
            <text:p>0,8771619200706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101360797882" calcext:value-type="float">
            <text:p>0,928101360797882</text:p>
          </table:table-cell>
          <table:table-cell office:value-type="string" calcext:value-type="string">
            <text:p><text:s/>max recall </text:p>
          </table:table-cell>
          <table:table-cell office:value-type="float" office:value="0.94487851858139" calcext:value-type="float">
            <text:p>0,94487851858139</text:p>
          </table:table-cell>
          <table:table-cell office:value-type="string" calcext:value-type="string">
            <text:p><text:s/>min val_loss </text:p>
          </table:table-cell>
          <table:table-cell office:value-type="float" office:value="0.304725736379623" calcext:value-type="float">
            <text:p>0,3047257363796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00697994232" calcext:value-type="float">
            <text:p>0,8731006979942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666535377502" calcext:value-type="float">
            <text:p>0,937666535377502</text:p>
          </table:table-cell>
          <table:table-cell office:value-type="string" calcext:value-type="string">
            <text:p><text:s/>max recall </text:p>
          </table:table-cell>
          <table:table-cell office:value-type="float" office:value="0.977140188217163" calcext:value-type="float">
            <text:p>0,9771401882171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5980801582336" calcext:value-type="float">
            <text:p>0,305980801582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530711650848" calcext:value-type="float">
            <text:p>0,8715307116508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213451385498" calcext:value-type="float">
            <text:p>0,930213451385498</text:p>
          </table:table-cell>
          <table:table-cell office:value-type="string" calcext:value-type="string">
            <text:p><text:s/>max recall </text:p>
          </table:table-cell>
          <table:table-cell office:value-type="float" office:value="0.970487356185913" calcext:value-type="float">
            <text:p>0,970487356185913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49053621292" calcext:value-type="float">
            <text:p>0,3098490536212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349764823914" calcext:value-type="float">
            <text:p>0,8703497648239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40274310112" calcext:value-type="float">
            <text:p>0,8740274310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51613426208496" calcext:value-type="float">
            <text:p>0,951613426208496</text:p>
          </table:table-cell>
          <table:table-cell office:value-type="string" calcext:value-type="string">
            <text:p><text:s/>max recall </text:p>
          </table:table-cell>
          <table:table-cell office:value-type="float" office:value="0.959854900836945" calcext:value-type="float">
            <text:p>0,959854900836945</text:p>
          </table:table-cell>
          <table:table-cell office:value-type="string" calcext:value-type="string">
            <text:p><text:s/>min val_loss </text:p>
          </table:table-cell>
          <table:table-cell office:value-type="float" office:value="0.304607599973679" calcext:value-type="float">
            <text:p>0,30460759997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354626655579" calcext:value-type="float">
            <text:p>0,87235462665557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648703098297" calcext:value-type="float">
            <text:p>0,87364870309829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4368534088" calcext:value-type="float">
            <text:p>0,921014368534088</text:p>
          </table:table-cell>
          <table:table-cell office:value-type="string" calcext:value-type="string">
            <text:p><text:s/>max recall </text:p>
          </table:table-cell>
          <table:table-cell office:value-type="float" office:value="0.953406453132629" calcext:value-type="float">
            <text:p>0,95340645313262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75943470001" calcext:value-type="float">
            <text:p>0,3050759434700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02783536911" calcext:value-type="float">
            <text:p>0,87502783536911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1412563324" calcext:value-type="float">
            <text:p>0,87321412563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1239178180695" calcext:value-type="float">
            <text:p>0,941239178180695</text:p>
          </table:table-cell>
          <table:table-cell office:value-type="string" calcext:value-type="string">
            <text:p><text:s/>max recall </text:p>
          </table:table-cell>
          <table:table-cell office:value-type="float" office:value="0.961473286151886" calcext:value-type="float">
            <text:p>0,96147328615188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61077213287" calcext:value-type="float">
            <text:p>0,3009610772132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362268924713" calcext:value-type="float">
            <text:p>0,8713622689247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004060268402" calcext:value-type="float">
            <text:p>0,930004060268402</text:p>
          </table:table-cell>
          <table:table-cell office:value-type="string" calcext:value-type="string">
            <text:p><text:s/>max recall </text:p>
          </table:table-cell>
          <table:table-cell office:value-type="float" office:value="0.944547593593597" calcext:value-type="float">
            <text:p>0,944547593593597</text:p>
          </table:table-cell>
          <table:table-cell office:value-type="string" calcext:value-type="string">
            <text:p><text:s/>min val_loss </text:p>
          </table:table-cell>
          <table:table-cell office:value-type="float" office:value="0.313035279512405" calcext:value-type="float">
            <text:p>0,3130352795124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5221881866" calcext:value-type="float">
            <text:p>0,8737152218818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37348985672" calcext:value-type="float">
            <text:p>0,93037348985672</text:p>
          </table:table-cell>
          <table:table-cell office:value-type="string" calcext:value-type="string">
            <text:p><text:s/>max recall </text:p>
          </table:table-cell>
          <table:table-cell office:value-type="float" office:value="0.954567551612854" calcext:value-type="float">
            <text:p>0,954567551612854</text:p>
          </table:table-cell>
          <table:table-cell office:value-type="string" calcext:value-type="string">
            <text:p><text:s/>min val_loss </text:p>
          </table:table-cell>
          <table:table-cell office:value-type="float" office:value="0.310427516698837" calcext:value-type="float">
            <text:p>0,3104275166988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98509216309" calcext:value-type="float">
            <text:p>0,8731985092163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520413398743" calcext:value-type="float">
            <text:p>0,907520413398743</text:p>
          </table:table-cell>
          <table:table-cell office:value-type="string" calcext:value-type="string">
            <text:p><text:s/>max recall </text:p>
          </table:table-cell>
          <table:table-cell office:value-type="float" office:value="0.95833432674408" calcext:value-type="float">
            <text:p>0,9583343267440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61357927322" calcext:value-type="float">
            <text:p>0,307861357927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74290084839" calcext:value-type="float">
            <text:p>0,87377429008483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114559173584" calcext:value-type="float">
            <text:p>0,926114559173584</text:p>
          </table:table-cell>
          <table:table-cell office:value-type="string" calcext:value-type="string">
            <text:p><text:s/>max recall </text:p>
          </table:table-cell>
          <table:table-cell office:value-type="float" office:value="0.959946572780609" calcext:value-type="float">
            <text:p>0,959946572780609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19432497025" calcext:value-type="float">
            <text:p>0,307319432497025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precision_m</text:p>
          </table:table-cell>
          <table:table-cell office:value-type="float" office:value="0.8714" calcext:value-type="float">
            <text:p>0,871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93" calcext:value-type="float">
            <text:p>0,31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precision_m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<text:s/>recall_m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<text:s/>loss</text:p>
          </table:table-cell>
          <table:table-cell office:value-type="float" office:value="0.3153" calcext:value-type="float">
            <text:p>0,31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f1_m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precision_m</text:p>
          </table:table-cell>
          <table:table-cell office:value-type="float" office:value="0.8288" calcext:value-type="float">
            <text:p>0,8288</text:p>
          </table:table-cell>
          <table:table-cell office:value-type="string" calcext:value-type="string">
            <text:p><text:s/>recall_m</text:p>
          </table:table-cell>
          <table:table-cell office:value-type="float" office:value="0.9098" calcext:value-type="float">
            <text:p>0,9098</text:p>
          </table:table-cell>
          <table:table-cell office:value-type="string" calcext:value-type="string">
            <text:p><text:s/>loss</text:p>
          </table:table-cell>
          <table:table-cell office:value-type="float" office:value="0.3807" calcext:value-type="float">
            <text:p>0,38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59" calcext:value-type="float">
            <text:p>0,8459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425" calcext:value-type="float">
            <text:p>0,3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88" calcext:value-type="float">
            <text:p>0,8588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615" calcext:value-type="float">
            <text:p>0,36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687" calcext:value-type="float">
            <text:p>0,8687</text:p>
          </table:table-cell>
          <table:table-cell office:value-type="string" calcext:value-type="string">
            <text:p><text:s/>precision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recall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loss</text:p>
          </table:table-cell>
          <table:table-cell office:value-type="float" office:value="0.3197" calcext:value-type="float">
            <text:p>0,31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6" calcext:value-type="float">
            <text:p>0,8626</text:p>
          </table:table-cell>
          <table:table-cell office:value-type="string" calcext:value-type="string">
            <text:p><text:s/>f1_m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precision_m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<text:s/>recall_m</text:p>
          </table:table-cell>
          <table:table-cell office:value-type="float" office:value="0.8955" calcext:value-type="float">
            <text:p>0,8955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<text:s/>recall_m</text:p>
          </table:table-cell>
          <table:table-cell office:value-type="float" office:value="0.9161" calcext:value-type="float">
            <text:p>0,9161</text:p>
          </table:table-cell>
          <table:table-cell office:value-type="string" calcext:value-type="string">
            <text:p><text:s/>loss</text:p>
          </table:table-cell>
          <table:table-cell office:value-type="float" office:value="0.3394" calcext:value-type="float">
            <text:p>0,33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534" calcext:value-type="float">
            <text:p>0,8534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59" calcext:value-type="float">
            <text:p>0,8559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198" calcext:value-type="float">
            <text:p>0,8198</text:p>
          </table:table-cell>
          <table:table-cell office:value-type="string" calcext:value-type="string">
            <text:p><text:s/>recall_m</text:p>
          </table:table-cell>
          <table:table-cell office:value-type="float" office:value="0.9172" calcext:value-type="float">
            <text:p>0,9172</text:p>
          </table:table-cell>
          <table:table-cell office:value-type="string" calcext:value-type="string">
            <text:p><text:s/>loss</text:p>
          </table:table-cell>
          <table:table-cell office:value-type="float" office:value="0.3408" calcext:value-type="float">
            <text:p>0,3408</text:p>
          </table:table-cell>
          <table:table-cell table:number-columns-repeated="8"/>
        </table:table-row>
      </table:table>
      <table:table table:name="razão loss e acc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0" table:number-rows-spanned="1">
            <text:p>LOSS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018052101135" calcext:value-type="float">
            <text:p>0,871018052101135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22452354431" calcext:value-type="float">
            <text:p>0,869522452354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49324226379" calcext:value-type="float">
            <text:p>0,932349324226379</text:p>
          </table:table-cell>
          <table:table-cell office:value-type="string" calcext:value-type="string">
            <text:p><text:s/>max recall </text:p>
          </table:table-cell>
          <table:table-cell office:value-type="float" office:value="0.954517126083374" calcext:value-type="float">
            <text:p>0,954517126083374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15372943878" calcext:value-type="float">
            <text:p>0,3078153729438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48219490051" calcext:value-type="float">
            <text:p>0,8732482194900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53814327716827" calcext:value-type="float">
            <text:p>0,953814327716827</text:p>
          </table:table-cell>
          <table:table-cell office:value-type="string" calcext:value-type="string">
            <text:p><text:s/>max recall </text:p>
          </table:table-cell>
          <table:table-cell office:value-type="float" office:value="0.941919088363647" calcext:value-type="float">
            <text:p>0,941919088363647</text:p>
          </table:table-cell>
          <table:table-cell office:value-type="string" calcext:value-type="string">
            <text:p><text:s/>min val_loss </text:p>
          </table:table-cell>
          <table:table-cell office:value-type="float" office:value="0.304573595523834" calcext:value-type="float">
            <text:p>0,3045735955238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9528224468231" calcext:value-type="float">
            <text:p>0,8795282244682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169849872589" calcext:value-type="float">
            <text:p>0,937169849872589</text:p>
          </table:table-cell>
          <table:table-cell office:value-type="string" calcext:value-type="string">
            <text:p><text:s/>max recall </text:p>
          </table:table-cell>
          <table:table-cell office:value-type="float" office:value="0.955780982971191" calcext:value-type="float">
            <text:p>0,955780982971191</text:p>
          </table:table-cell>
          <table:table-cell office:value-type="string" calcext:value-type="string">
            <text:p><text:s/>min val_loss </text:p>
          </table:table-cell>
          <table:table-cell office:value-type="float" office:value="0.301389902830124" calcext:value-type="float">
            <text:p>0,3013899028301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ax f1-score </text:p>
          </table:table-cell>
          <table:table-cell office:value-type="float" office:value="0.870906591415405" calcext:value-type="float">
            <text:p>0,8709065914154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410624980926" calcext:value-type="float">
            <text:p>0,916410624980926</text:p>
          </table:table-cell>
          <table:table-cell office:value-type="string" calcext:value-type="string">
            <text:p><text:s/>max recall </text:p>
          </table:table-cell>
          <table:table-cell office:value-type="float" office:value="0.954546213150024" calcext:value-type="float">
            <text:p>0,954546213150024</text:p>
          </table:table-cell>
          <table:table-cell office:value-type="string" calcext:value-type="string">
            <text:p><text:s/>min val_loss </text:p>
          </table:table-cell>
          <table:table-cell office:value-type="float" office:value="0.314521908760071" calcext:value-type="float">
            <text:p>0,314521908760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844981193543" calcext:value-type="float">
            <text:p>0,873844981193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995103359222" calcext:value-type="float">
            <text:p>0,921995103359222</text:p>
          </table:table-cell>
          <table:table-cell office:value-type="string" calcext:value-type="string">
            <text:p><text:s/>max recall </text:p>
          </table:table-cell>
          <table:table-cell office:value-type="float" office:value="0.957373201847076" calcext:value-type="float">
            <text:p>0,957373201847076</text:p>
          </table:table-cell>
          <table:table-cell office:value-type="string" calcext:value-type="string">
            <text:p><text:s/>min val_loss </text:p>
          </table:table-cell>
          <table:table-cell office:value-type="float" office:value="0.309277832508087" calcext:value-type="float">
            <text:p>0,309277832508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7350807189941" calcext:value-type="float">
            <text:p>0,87735080718994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01829147339" calcext:value-type="float">
            <text:p>0,932001829147339</text:p>
          </table:table-cell>
          <table:table-cell office:value-type="string" calcext:value-type="string">
            <text:p><text:s/>max recall </text:p>
          </table:table-cell>
          <table:table-cell office:value-type="float" office:value="0.947526514530182" calcext:value-type="float">
            <text:p>0,9475265145301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26706981659" calcext:value-type="float">
            <text:p>0,3057267069816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05837535858" calcext:value-type="float">
            <text:p>0,8739058375358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060673236847" calcext:value-type="float">
            <text:p>0,917060673236847</text:p>
          </table:table-cell>
          <table:table-cell office:value-type="string" calcext:value-type="string">
            <text:p><text:s/>max recall </text:p>
          </table:table-cell>
          <table:table-cell office:value-type="float" office:value="0.95827043056488" calcext:value-type="float">
            <text:p>0,958270430564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00746440887" calcext:value-type="float">
            <text:p>0,3073007464408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ax f1-score </text:p>
          </table:table-cell>
          <table:table-cell office:value-type="float" office:value="0.876672625541687" calcext:value-type="float">
            <text:p>0,8766726255416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096315383911" calcext:value-type="float">
            <text:p>0,931096315383911</text:p>
          </table:table-cell>
          <table:table-cell office:value-type="string" calcext:value-type="string">
            <text:p><text:s/>max recall </text:p>
          </table:table-cell>
          <table:table-cell office:value-type="float" office:value="0.962811172008514" calcext:value-type="float">
            <text:p>0,9628111720085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195288896561" calcext:value-type="float">
            <text:p>0,30619528889656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precision_m</text:p>
          </table:table-cell>
          <table:table-cell office:value-type="float" office:value="0.8691" calcext:value-type="float">
            <text:p>0,8691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35" calcext:value-type="float">
            <text:p>0,3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<text:s/>f1_m</text:p>
          </table:table-cell>
          <table:table-cell office:value-type="float" office:value="0.8759" calcext:value-type="float">
            <text:p>0,8759</text:p>
          </table:table-cell>
          <table:table-cell office:value-type="string" calcext:value-type="string">
            <text:p><text:s/>precision_m</text:p>
          </table:table-cell>
          <table:table-cell office:value-type="float" office:value="0.8605" calcext:value-type="float">
            <text:p>0,8605</text:p>
          </table:table-cell>
          <table:table-cell office:value-type="string" calcext:value-type="string">
            <text:p><text:s/>recall_m</text:p>
          </table:table-cell>
          <table:table-cell office:value-type="float" office:value="0.8918" calcext:value-type="float">
            <text:p>0,8918</text:p>
          </table:table-cell>
          <table:table-cell office:value-type="string" calcext:value-type="string">
            <text:p><text:s/>loss</text:p>
          </table:table-cell>
          <table:table-cell office:value-type="float" office:value="0.3174" calcext:value-type="float">
            <text:p>0,31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289" calcext:value-type="float">
            <text:p>0,3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201" calcext:value-type="float">
            <text:p>0,32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41" calcext:value-type="float">
            <text:p>0,8741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recall_m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<text:s/>loss</text:p>
          </table:table-cell>
          <table:table-cell office:value-type="float" office:value="0.3164" calcext:value-type="float">
            <text:p>0,31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503" calcext:value-type="float">
            <text:p>0,8503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222" calcext:value-type="float">
            <text:p>0,32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f1_m</text:p>
          </table:table-cell>
          <table:table-cell office:value-type="float" office:value="0.8729" calcext:value-type="float">
            <text:p>0,8729</text:p>
          </table:table-cell>
          <table:table-cell office:value-type="string" calcext:value-type="string">
            <text:p><text:s/>precision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recall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loss</text:p>
          </table:table-cell>
          <table:table-cell office:value-type="float" office:value="0.3209" calcext:value-type="float">
            <text:p>0,3209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3"/>
          <table:table-cell table:style-name="ce17" office:value-type="string" calcext:value-type="string">
            <text:p>média loss</text:p>
          </table:table-cell>
          <table:table-cell table:style-name="ce17" office:value-type="string" calcext:value-type="string">
            <text:p>média acc</text:p>
          </table:table-cell>
          <table:table-cell table:style-name="ce17" office:value-type="string" calcext:value-type="string">
            <text:p>razão loss</text:p>
          </table:table-cell>
          <table:table-cell table:style-name="ce17" office:value-type="string" calcext:value-type="string">
            <text:p>razão acc</text:p>
          </table:table-cell>
        </table:table-row>
        <table:table-row table:style-name="ro1">
          <table:table-cell table:number-columns-repeated="13"/>
          <table:table-cell table:formula="of:=AVERAGE([.D29:.D36])" office:value-type="float" office:value="0.86915" calcext:value-type="float">
            <text:p>0,86915</text:p>
          </table:table-cell>
          <table:table-cell table:formula="of:=AVERAGE([.D59:.D66])" office:value-type="float" office:value="0.86855" calcext:value-type="float">
            <text:p>0,86855</text:p>
          </table:table-cell>
          <table:table-cell table:formula="of:=AVERAGE([.D29:.D36])/AVERAGE([.D15:.D22])" office:value-type="float" office:value="0.994580337604033" calcext:value-type="float">
            <text:p>0,994580337604033</text:p>
          </table:table-cell>
          <table:table-cell table:formula="of:=AVERAGE([.D59:.D66])/AVERAGE([.D46:.D53])" office:value-type="float" office:value="0.996051976290002" calcext:value-type="float">
            <text:p>0,9960519762900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<text:span text:style-name="T3">ACC</text:span> 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-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  <table:table-cell table:number-columns-repeated="5"/>
        </table:table-row>
      </table:table>
      <table:table table:name="validação 6 não radômica" table:style-name="ta1"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40" table:default-cell-style-name="Default"/>
        <table:table-row table:style-name="ro1" table:number-rows-repeated="5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0795786380768" calcext:value-type="float">
            <text:p>0,8707957863807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545241355896" calcext:value-type="float">
            <text:p>0,923545241355896</text:p>
          </table:table-cell>
          <table:table-cell office:value-type="string" calcext:value-type="string">
            <text:p><text:s/>max recall </text:p>
          </table:table-cell>
          <table:table-cell office:value-type="float" office:value="0.959792137145996" calcext:value-type="float">
            <text:p>0,9597921371459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4725548028946" calcext:value-type="float">
            <text:p>0,314725548028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_score </text:p>
          </table:table-cell>
          <table:table-cell office:value-type="float" office:value="0.869798183441162" calcext:value-type="float">
            <text:p>0,869798183441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98952627182" calcext:value-type="float">
            <text:p>0,91998952627182</text:p>
          </table:table-cell>
          <table:table-cell office:value-type="string" calcext:value-type="string">
            <text:p><text:s/>max recall </text:p>
          </table:table-cell>
          <table:table-cell office:value-type="float" office:value="0.943565428256988" calcext:value-type="float">
            <text:p>0,943565428256988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36252164841" calcext:value-type="float">
            <text:p>0,310636252164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9471817017" calcext:value-type="float">
            <text:p>0,8758394718170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539464473724" calcext:value-type="float">
            <text:p>0,918539464473724</text:p>
          </table:table-cell>
          <table:table-cell office:value-type="string" calcext:value-type="string">
            <text:p><text:s/>max recall </text:p>
          </table:table-cell>
          <table:table-cell office:value-type="float" office:value="0.946485698223114" calcext:value-type="float">
            <text:p>0,9464856982231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8179795742035" calcext:value-type="float">
            <text:p>0,308179795742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463596820831" calcext:value-type="float">
            <text:p>0,87146359682083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439324855804" calcext:value-type="float">
            <text:p>0,8724393248558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10174465179" calcext:value-type="float">
            <text:p>0,933810174465179</text:p>
          </table:table-cell>
          <table:table-cell office:value-type="string" calcext:value-type="string">
            <text:p><text:s/>max recall </text:p>
          </table:table-cell>
          <table:table-cell office:value-type="float" office:value="0.974756121635437" calcext:value-type="float">
            <text:p>0,974756121635437</text:p>
          </table:table-cell>
          <table:table-cell office:value-type="string" calcext:value-type="string">
            <text:p><text:s/>min val_loss </text:p>
          </table:table-cell>
          <table:table-cell office:value-type="float" office:value="0.306511610746384" calcext:value-type="float">
            <text:p>0,30651161074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629570007324" calcext:value-type="float">
            <text:p>0,873629570007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728717327118" calcext:value-type="float">
            <text:p>0,922728717327118</text:p>
          </table:table-cell>
          <table:table-cell office:value-type="string" calcext:value-type="string">
            <text:p><text:s/>max recall </text:p>
          </table:table-cell>
          <table:table-cell office:value-type="float" office:value="0.944529414176941" calcext:value-type="float">
            <text:p>0,944529414176941</text:p>
          </table:table-cell>
          <table:table-cell office:value-type="string" calcext:value-type="string">
            <text:p><text:s/>min val_loss </text:p>
          </table:table-cell>
          <table:table-cell office:value-type="float" office:value="0.311158031225205" calcext:value-type="float">
            <text:p>0,311158031225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_score </text:p>
          </table:table-cell>
          <table:table-cell office:value-type="float" office:value="0.86694198846817" calcext:value-type="float">
            <text:p>0,86694198846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9434928894" calcext:value-type="float">
            <text:p>0,921019434928894</text:p>
          </table:table-cell>
          <table:table-cell office:value-type="string" calcext:value-type="string">
            <text:p><text:s/>max recall </text:p>
          </table:table-cell>
          <table:table-cell office:value-type="float" office:value="0.957970917224884" calcext:value-type="float">
            <text:p>0,957970917224884</text:p>
          </table:table-cell>
          <table:table-cell office:value-type="string" calcext:value-type="string">
            <text:p><text:s/>min val_loss </text:p>
          </table:table-cell>
          <table:table-cell office:value-type="float" office:value="0.32223317027092" calcext:value-type="float">
            <text:p>0,3222331702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06795978546" calcext:value-type="float">
            <text:p>0,8689067959785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200927734375" calcext:value-type="float">
            <text:p>0,912200927734375</text:p>
          </table:table-cell>
          <table:table-cell office:value-type="string" calcext:value-type="string">
            <text:p><text:s/>max recall </text:p>
          </table:table-cell>
          <table:table-cell office:value-type="float" office:value="0.952266693115234" calcext:value-type="float">
            <text:p>0,952266693115234</text:p>
          </table:table-cell>
          <table:table-cell office:value-type="string" calcext:value-type="string">
            <text:p><text:s/>min val_loss </text:p>
          </table:table-cell>
          <table:table-cell office:value-type="float" office:value="0.321830779314041" calcext:value-type="float">
            <text:p>0,321830779314041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recall_m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<text:s/>loss</text:p>
          </table:table-cell>
          <table:table-cell office:value-type="float" office:value="0.3251" calcext:value-type="float">
            <text:p>0,3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<text:s/>recall_m</text:p>
          </table:table-cell>
          <table:table-cell office:value-type="float" office:value="0.8971" calcext:value-type="float">
            <text:p>0,8971</text:p>
          </table:table-cell>
          <table:table-cell office:value-type="string" calcext:value-type="string">
            <text:p><text:s/>loss</text:p>
          </table:table-cell>
          <table:table-cell office:value-type="float" office:value="0.3252" calcext:value-type="float">
            <text:p>0,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f1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6" calcext:value-type="float">
            <text:p>0,8706</text:p>
          </table:table-cell>
          <table:table-cell office:value-type="string" calcext:value-type="string">
            <text:p><text:s/>precision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recall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9" calcext:value-type="float">
            <text:p>0,8639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57" calcext:value-type="float">
            <text:p>0,3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recall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457" calcext:value-type="float">
            <text:p>0,8457</text:p>
          </table:table-cell>
          <table:table-cell office:value-type="string" calcext:value-type="string">
            <text:p><text:s/>recall_m</text:p>
          </table:table-cell>
          <table:table-cell office:value-type="float" office:value="0.8881" calcext:value-type="float">
            <text:p>0,8881</text:p>
          </table:table-cell>
          <table:table-cell office:value-type="string" calcext:value-type="string">
            <text:p><text:s/>loss</text:p>
          </table:table-cell>
          <table:table-cell office:value-type="float" office:value="0.3421" calcext:value-type="float">
            <text:p>0,3421</text:p>
          </table:table-cell>
        </table:table-row>
        <table:table-row table:style-name="ro1" table:number-rows-repeated="10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_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</table:table-row>
      </table:table>
      <table:table table:name="cenário 6" table:style-name="ta1">
        <table:table-column table:style-name="co1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1W3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</text:p>
          </table:table-cell>
          <table:table-cell office:value-type="float" office:value="0.880815982818604" calcext:value-type="float">
            <text:p>0,880815982818604</text:p>
          </table:table-cell>
          <table:table-cell office:value-type="string" calcext:value-type="string">
            <text:p><text:s/>max precision</text:p>
          </table:table-cell>
          <table:table-cell office:value-type="float" office:value="0.920748829841614" calcext:value-type="float">
            <text:p>0,920748829841614</text:p>
          </table:table-cell>
          <table:table-cell office:value-type="string" calcext:value-type="string">
            <text:p><text:s/>max recall</text:p>
          </table:table-cell>
          <table:table-cell office:value-type="float" office:value="0.966126978397369" calcext:value-type="float">
            <text:p>0,966126978397369</text:p>
          </table:table-cell>
          <table:table-cell office:value-type="string" calcext:value-type="string">
            <text:p><text:s/>min val_loss</text:p>
          </table:table-cell>
          <table:table-cell office:value-type="float" office:value="0.294133991003036" calcext:value-type="float">
            <text:p>0,294133991003036</text:p>
          </table:table-cell>
          <table:table-cell office:value-type="string" calcext:value-type="string">
            <text:p><text:s/>rs = 100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825" calcext:value-type="float">
            <text:p>0,8825</text:p>
          </table:table-cell>
          <table:table-cell office:value-type="string" calcext:value-type="string">
            <text:p><text:s/>precision_m</text:p>
          </table:table-cell>
          <table:table-cell office:value-type="float" office:value="0.8638" calcext:value-type="float">
            <text:p>0,8638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2954" calcext:value-type="float">
            <text:p>0,29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0320856571198" calcext:value-type="float">
            <text:p>0,870320856571198</text:p>
          </table:table-cell>
          <table:table-cell office:value-type="string" calcext:value-type="string">
            <text:p><text:s/>max f1_score </text:p>
          </table:table-cell>
          <table:table-cell office:value-type="float" office:value="0.873970210552216" calcext:value-type="float">
            <text:p>0,87397021055221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35206747055" calcext:value-type="float">
            <text:p>0,91835206747055</text:p>
          </table:table-cell>
          <table:table-cell office:value-type="string" calcext:value-type="string">
            <text:p><text:s/>max recall </text:p>
          </table:table-cell>
          <table:table-cell office:value-type="float" office:value="0.947881162166595" calcext:value-type="float">
            <text:p>0,947881162166595</text:p>
          </table:table-cell>
          <table:table-cell office:value-type="string" calcext:value-type="string">
            <text:p><text:s/>min val_loss </text:p>
          </table:table-cell>
          <table:table-cell office:value-type="float" office:value="0.32718625664711" calcext:value-type="float">
            <text:p>0,32718625664711</text:p>
          </table:table-cell>
          <table:table-cell office:value-type="string" calcext:value-type="string">
            <text:p><text:s/>rs = 101 </text:p>
          </table:table-cell>
          <table:table-cell office:value-type="string" calcext:value-type="string">
            <text:p><text:s/>ct_train = 5349/10474 = 0,5106931449303036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447" calcext:value-type="float">
            <text:p>0,8447</text:p>
          </table:table-cell>
          <table:table-cell office:value-type="string" calcext:value-type="string">
            <text:p><text:s/>recall_m</text:p>
          </table:table-cell>
          <table:table-cell office:value-type="float" office:value="0.9048" calcext:value-type="float">
            <text:p>0,9048</text:p>
          </table:table-cell>
          <table:table-cell office:value-type="string" calcext:value-type="string">
            <text:p><text:s/>loss</text:p>
          </table:table-cell>
          <table:table-cell office:value-type="float" office:value="0.3141" calcext:value-type="float">
            <text:p>0,3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96354293823" calcext:value-type="float">
            <text:p>0,87529635429382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296627044678" calcext:value-type="float">
            <text:p>0,914296627044678</text:p>
          </table:table-cell>
          <table:table-cell office:value-type="string" calcext:value-type="string">
            <text:p><text:s/>max recall </text:p>
          </table:table-cell>
          <table:table-cell office:value-type="float" office:value="0.9535853266716" calcext:value-type="float">
            <text:p>0,953585326671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793421506882" calcext:value-type="float">
            <text:p>0,306793421506882</text:p>
          </table:table-cell>
          <table:table-cell office:value-type="string" calcext:value-type="string">
            <text:p><text:s/>rs = 102 </text:p>
          </table:table-cell>
          <table:table-cell office:value-type="string" calcext:value-type="string">
            <text:p><text:s/>ct_train = 5385/10474 = 0,5141302272293298 </text:p>
          </table:table-cell>
          <table:table-cell office:value-type="string" calcext:value-type="string">
            <text:p><text:s/>ct_val = 1146/2244 = 0,5106951871657754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recall_m</text:p>
          </table:table-cell>
          <table:table-cell office:value-type="float" office:value="0.8829" calcext:value-type="float">
            <text:p>0,8829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007126808167" calcext:value-type="float">
            <text:p>0,877007126808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22631168366" calcext:value-type="float">
            <text:p>0,932022631168366</text:p>
          </table:table-cell>
          <table:table-cell office:value-type="string" calcext:value-type="string">
            <text:p><text:s/>max recall </text:p>
          </table:table-cell>
          <table:table-cell office:value-type="float" office:value="0.940333604812622" calcext:value-type="float">
            <text:p>0,940333604812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2973657846451" calcext:value-type="float">
            <text:p>0,302973657846451</text:p>
          </table:table-cell>
          <table:table-cell office:value-type="string" calcext:value-type="string">
            <text:p><text:s/>rs = 103 </text:p>
          </table:table-cell>
          <table:table-cell office:value-type="string" calcext:value-type="string">
            <text:p><text:s/>ct_train = 5354/10474 = 0,5111705174718351 </text:p>
          </table:table-cell>
          <table:table-cell office:value-type="string" calcext:value-type="string">
            <text:p><text:s/>ct_val = 1188/2244 = 0,5294117647058824 </text:p>
          </table:table-cell>
          <table:table-cell office:value-type="string" calcext:value-type="string">
            <text:p><text:s/>ct_test = 1125/2245 = 0,5011135857461024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791" calcext:value-type="float">
            <text:p>0,8791</text:p>
          </table:table-cell>
          <table:table-cell office:value-type="string" calcext:value-type="string">
            <text:p><text:s/>loss</text:p>
          </table:table-cell>
          <table:table-cell office:value-type="float" office:value="0.3134" calcext:value-type="float">
            <text:p>0,3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486510515213" calcext:value-type="float">
            <text:p>0,88486510515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65911960602" calcext:value-type="float">
            <text:p>0,926365911960602</text:p>
          </table:table-cell>
          <table:table-cell office:value-type="string" calcext:value-type="string">
            <text:p><text:s/>max recall </text:p>
          </table:table-cell>
          <table:table-cell office:value-type="float" office:value="0.956448316574097" calcext:value-type="float">
            <text:p>0,95644831657409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510052204132" calcext:value-type="float">
            <text:p>0,309510052204132</text:p>
          </table:table-cell>
          <table:table-cell office:value-type="string" calcext:value-type="string">
            <text:p><text:s/>rs = 104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57/2245 = 0,5153674832962138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608" calcext:value-type="float">
            <text:p>0,8608</text:p>
          </table:table-cell>
          <table:table-cell office:value-type="string" calcext:value-type="string">
            <text:p><text:s/>recall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loss</text:p>
          </table:table-cell>
          <table:table-cell office:value-type="float" office:value="0.3465" calcext:value-type="float">
            <text:p>0,3465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5418910980225" calcext:value-type="float">
            <text:p>0,865418910980225</text:p>
          </table:table-cell>
          <table:table-cell office:value-type="string" calcext:value-type="string">
            <text:p><text:s/>max f1_score </text:p>
          </table:table-cell>
          <table:table-cell office:value-type="float" office:value="0.860161483287811" calcext:value-type="float">
            <text:p>0,86016148328781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8243567943573" calcext:value-type="float">
            <text:p>0,938243567943573</text:p>
          </table:table-cell>
          <table:table-cell office:value-type="string" calcext:value-type="string">
            <text:p><text:s/>max recall </text:p>
          </table:table-cell>
          <table:table-cell office:value-type="float" office:value="0.932480931282043" calcext:value-type="float">
            <text:p>0,93248093128204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39592027664" calcext:value-type="float">
            <text:p>0,316039592027664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21/2244 = 0,49955436720142604 </text:p>
          </table:table-cell>
          <table:table-cell office:value-type="string" calcext:value-type="string">
            <text:p><text:s/>ct_test = 1167/2245 = 0,5198218262806236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77" calcext:value-type="float">
            <text:p>0,8777</text:p>
          </table:table-cell>
          <table:table-cell office:value-type="string" calcext:value-type="string">
            <text:p><text:s/>precision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2958" calcext:value-type="float">
            <text:p>0,29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94330787659" calcext:value-type="float">
            <text:p>0,874594330787659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604504585266" calcext:value-type="float">
            <text:p>0,931604504585266</text:p>
          </table:table-cell>
          <table:table-cell office:value-type="string" calcext:value-type="string">
            <text:p><text:s/>max recall </text:p>
          </table:table-cell>
          <table:table-cell office:value-type="float" office:value="0.937088787555695" calcext:value-type="float">
            <text:p>0,937088787555695</text:p>
          </table:table-cell>
          <table:table-cell office:value-type="string" calcext:value-type="string">
            <text:p><text:s/>min val_loss </text:p>
          </table:table-cell>
          <table:table-cell office:value-type="float" office:value="0.287817507982254" calcext:value-type="float">
            <text:p>0,287817507982254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81/2244 = 0,5262923351158645 </text:p>
          </table:table-cell>
          <table:table-cell office:value-type="string" calcext:value-type="string">
            <text:p><text:s/>ct_test = 1123/2245 = 0,50022271714922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precision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recall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loss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46349048615" calcext:value-type="float">
            <text:p>0,874546349048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275990962982" calcext:value-type="float">
            <text:p>0,915275990962982</text:p>
          </table:table-cell>
          <table:table-cell office:value-type="string" calcext:value-type="string">
            <text:p><text:s/>max recall </text:p>
          </table:table-cell>
          <table:table-cell office:value-type="float" office:value="0.950761616230011" calcext:value-type="float">
            <text:p>0,95076161623001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42959403992" calcext:value-type="float">
            <text:p>0,306342959403992</text:p>
          </table:table-cell>
          <table:table-cell office:value-type="string" calcext:value-type="string">
            <text:p><text:s/>rs = 82 <text:s/></text:p>
          </table:table-cell>
          <table:table-cell office:value-type="string" calcext:value-type="string">
            <text:p><text:s/>ct_train = 5397/10474 = 0,5152759213290051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7/2245 = 0,5020044543429845 </text:p>
          </table:table-cell>
          <table:table-cell office:value-type="string" calcext:value-type="string">
            <text:p><text:s/>accuracy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f1_m</text:p>
          </table:table-cell>
          <table:table-cell office:value-type="float" office:value="0.8694" calcext:value-type="float">
            <text:p>0,8694</text:p>
          </table:table-cell>
          <table:table-cell office:value-type="string" calcext:value-type="string">
            <text:p><text:s/>precision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recall_m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<text:s/>loss</text:p>
          </table:table-cell>
          <table:table-cell office:value-type="float" office:value="0.3257" calcext:value-type="float">
            <text:p>0,32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86285495758" calcext:value-type="float">
            <text:p>0,8781862854957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7330904007" calcext:value-type="float">
            <text:p>0,92497330904007</text:p>
          </table:table-cell>
          <table:table-cell office:value-type="string" calcext:value-type="string">
            <text:p><text:s/>max recall </text:p>
          </table:table-cell>
          <table:table-cell office:value-type="float" office:value="0.955751001834869" calcext:value-type="float">
            <text:p>0,955751001834869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3738574982" calcext:value-type="float">
            <text:p>0,310823738574982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ct_train = 5350/10474 = 0,5107886194386099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30/2245 = 0,5033407572383074 </text:p>
          </table:table-cell>
          <table:table-cell office:value-type="string" calcext:value-type="string">
            <text:p><text:s/>accuracy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f1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91" calcext:value-type="float">
            <text:p>0,8991</text:p>
          </table:table-cell>
          <table:table-cell office:value-type="string" calcext:value-type="string">
            <text:p><text:s/>loss</text:p>
          </table:table-cell>
          <table:table-cell office:value-type="float" office:value="0.3021" calcext:value-type="float">
            <text:p>0,30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1907284259796" calcext:value-type="float">
            <text:p>0,881907284259796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20852088928" calcext:value-type="float">
            <text:p>0,88502085208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636785984039" calcext:value-type="float">
            <text:p>0,919636785984039</text:p>
          </table:table-cell>
          <table:table-cell office:value-type="string" calcext:value-type="string">
            <text:p><text:s/>max recall </text:p>
          </table:table-cell>
          <table:table-cell office:value-type="float" office:value="0.958324491977692" calcext:value-type="float">
            <text:p>0,95832449197769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119783401489" calcext:value-type="float">
            <text:p>0,298119783401489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348" calcext:value-type="float">
            <text:p>0,8348</text:p>
          </table:table-cell>
          <table:table-cell office:value-type="string" calcext:value-type="string">
            <text:p><text:s/>recall_m</text:p>
          </table:table-cell>
          <table:table-cell office:value-type="float" office:value="0.9164" calcext:value-type="float">
            <text:p>0,9164</text:p>
          </table:table-cell>
          <table:table-cell office:value-type="string" calcext:value-type="string">
            <text:p><text:s/>loss</text:p>
          </table:table-cell>
          <table:table-cell office:value-type="float" office:value="0.3121" calcext:value-type="float">
            <text:p>0,3121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6</text:p>
          </table:table-cell>
          <table:table-cell table:formula="of:=AVERAGE([.S20:.S24])" office:value-type="float" office:value="0.87066" calcext:value-type="float">
            <text:p>0,87066</text:p>
          </table:table-cell>
          <table:table-cell table:formula="of:=AVERAGE([.U20:.U24])" office:value-type="float" office:value="0.87434" calcext:value-type="float">
            <text:p>0,87434</text:p>
          </table:table-cell>
          <table:table-cell table:formula="of:=AVERAGE([.W20:.W24])" office:value-type="float" office:value="0.8606" calcext:value-type="float">
            <text:p>0,8606</text:p>
          </table:table-cell>
          <table:table-cell table:formula="of:=AVERAGE([.Y20:.Y24])" office:value-type="float" office:value="0.88898" calcext:value-type="float">
            <text:p>0,88898</text:p>
          </table:table-cell>
          <table:table-cell table:formula="of:=AVERAGE([.AA20:.AA24])" office:value-type="float" office:value="0.31254" calcext:value-type="float">
            <text:p>0,31254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1W3W6</text:p>
          </table:table-cell>
          <table:table-cell table:formula="of:=AVERAGE([.S6:.S10])" office:value-type="float" office:value="0.86994" calcext:value-type="float">
            <text:p>0,86994</text:p>
          </table:table-cell>
          <table:table-cell table:formula="of:=AVERAGE([.U6:.U10])" office:value-type="float" office:value="0.8753" calcext:value-type="float">
            <text:p>0,8753</text:p>
          </table:table-cell>
          <table:table-cell table:formula="of:=AVERAGE([.W6:.W10])" office:value-type="float" office:value="0.8612" calcext:value-type="float">
            <text:p>0,8612</text:p>
          </table:table-cell>
          <table:table-cell table:formula="of:=AVERAGE([.Y6:.Y10])" office:value-type="float" office:value="0.89008" calcext:value-type="float">
            <text:p>0,89008</text:p>
          </table:table-cell>
          <table:table-cell table:formula="of:=AVERAGE([.AA6:.AA10])" office:value-type="float" office:value="0.31486" calcext:value-type="float">
            <text:p>0,3148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8:44:52.7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2T20:22:35.932000000</meta:creation-date>
    <dc:date>2024-06-30T10:57:12.992000000</dc:date>
    <meta:editing-duration>PT17H36M55S</meta:editing-duration>
    <meta:editing-cycles>10</meta:editing-cycles>
    <meta:generator>LibreOffice/6.4.0.3$Windows_X86_64 LibreOffice_project/b0a288ab3d2d4774cb44b62f04d5d28733ac6df8</meta:generator>
    <meta:document-statistic meta:table-count="5" meta:cell-count="1943" meta:object-count="0"/>
  </office:meta>
</office:document-meta>
</file>